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 style:list-style-name="L3">
      <style:text-properties fo:font-size="13pt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>
      <style:text-properties fo:font-size="13pt" style:font-size-asian="13pt" style:font-size-complex="13pt"/>
    </style:style>
    <style:style style:name="P14" style:family="paragraph" style:parent-style-name="Text_20_body">
      <style:paragraph-properties fo:text-align="start" style:justify-single-word="false"/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XIMUM ENTROPY CLASSIFIER :</text:p>
      <text:p text:style-name="P2"/>
      <text:p text:style-name="P2"/>
      <text:p text:style-name="P3"/>
      <text:p text:style-name="P3"/>
      <text:h text:style-name="P1" text:outline-level="2">Supervised Classification :</text:h>
      <text:p text:style-name="P14"/>
      <text:p text:style-name="P8"><text:bookmark text:name="classification_index_term"/>Classification is the task of choosing the correct <text:bookmark text:name="class_label_index_term"/>class label for a given input.</text:p>
      <text:p text:style-name="P15"/>
      <text:p text:style-name="P4"><text:bookmark text:name="class_label_index_term1"/>In basic classification tasks, each input is considered in isolation from all other inputs, and the set of labels is defined in advance.This is called the training set.</text:p>
      <text:p text:style-name="P4"/>
      <text:p text:style-name="P4"/>
      <text:p text:style-name="P4"><text:bookmark text:name="class_label_index_term2"/>A classifier is called <text:bookmark text:name="supervised_index_term"/>supervised if it is built based on training corpora containing the correct label for each input.</text:p>
      <text:p text:style-name="P4"/>
      <text:p text:style-name="P4">In our case the labels used will be :</text:p>
      <text:p text:style-name="P4"/>
      <text:list xml:id="list537402631" text:style-name="L1">
        <text:list-item>
          <text:p text:style-name="P10"><text:span text:style-name="T1">Noun phrases</text:span></text:p>
        </text:list-item>
        <text:list-item>
          <text:p text:style-name="P10"><text:span text:style-name="T1"><text:s/></text:span></text:p>
          <text:p text:style-name="P10"><text:span text:style-name="T1"/></text:p>
        </text:list-item>
      </text:list>
      <text:p text:style-name="P4"/>
      <text:p text:style-name="P4"/>
      <text:p text:style-name="P5">Building the classifier:</text:p>
      <text:p text:style-name="P5"/>
      <text:list xml:id="list828864429" text:style-name="L2">
        <text:list-item>
          <text:p text:style-name="P11"><text:span text:style-name="T1">The first step in creating a classifier is deciding what </text:span><text:bookmark text:name="features_index_term"/><text:span text:style-name="T1">features of the input are relevant, and how to </text:span><text:bookmark text:name="encode_index_term"/><text:span text:style-name="T1">encode those features.</text:span></text:p>
        </text:list-item>
      </text:list>
      <text:p text:style-name="P9"><text:span text:style-name="T1"/></text:p>
      <text:p text:style-name="P9"><text:span text:style-name="T1"><text:tab/></text:span><text:span text:style-name="T2">Feature extractor :</text:span></text:p>
      <text:p text:style-name="P9"><text:span text:style-name="T2"/></text:p>
      <text:list xml:id="list307653974" text:style-name="L3">
        <text:list-item>
          <text:p text:style-name="P12"><text:span text:style-name="T1">Get the raw text .</text:span></text:p>
        </text:list-item>
        <text:list-item>
          <text:p text:style-name="P12"><text:span text:style-name="T1">Tokenize sentences. (module1)</text:span></text:p>
        </text:list-item>
        <text:list-item>
          <text:p text:style-name="P12"><text:span text:style-name="T1">Tokenize each sentence into words (module2) and do some word processing on that.</text:span></text:p>
          <text:p text:style-name="P12"><text:span text:style-name="T1"/></text:p>
        </text:list-item>
        <text:list-item>
          <text:p text:style-name="P12"><text:span text:style-name="T2">Word Processing :</text:span><text:span text:style-name="T1"> <text:s/></text:span></text:p>
          <text:list>
            <text:list-item>
              <text:list>
                <text:list-item>
                  <text:p text:style-name="P12"><text:span text:style-name="T1">Get rid of all the punctuation marks(module3) .</text:span></text:p>
                </text:list-item>
                <text:list-item>
                  <text:p text:style-name="P12"><text:span text:style-name="T1">Get rid of all the smart quotes (module4).</text:span></text:p>
                </text:list-item>
                <text:list-item>
                  <text:p text:style-name="P12"><text:span text:style-name="T1">Remove all the stopwords (module5).</text:span></text:p>
                </text:list-item>
                <text:list-item>
                  <text:p text:style-name="P12"><text:span text:style-name="T1">Extract all the </text:span><text:span text:style-name="T4">captitalized words (module6)</text:span></text:p>
                  <text:list>
                    <text:list-item>
                      <text:list>
                        <text:list-item>
                          <text:p text:style-name="P7">For these capitalized words , add the pos tagger <text:s/>(module 7)</text:p>
                        </text:list-item>
                        <text:list-item>
                          <text:p text:style-name="P7">From here , extract all the noun phrases (NN, NNS, NNP, NNPS)</text:p>
                        </text:list-item>
                        <text:list-item>
                          <text:p text:style-name="P7">Extract all the named entities (check algo page)</text:p>
                        </text:list-item>
                        <text:list-item>
                          <text:p text:style-name="P7">From all these extracted words , put all the synonyms in one place <text:s/>(module 8)</text:p>
                          <text:p text:style-name="P7"/>
                        </text:list-item>
                      </text:list>
                    </text:list-item>
                  </text:list>
                </text:list-item>
                <text:list-item>
                  <text:p text:style-name="P7"><text:soft-page-break/>Lowercase all the words.</text:p>
                </text:list-item>
                <text:list-item>
                  <text:p text:style-name="P7">Apply tf-idf (implemented in text collection class in nltk)to all these terms. <text:s/>Use google n-gram viewer for this (<text:a xlink:type="simple" xlink:href="http://storage.googleapis.com/books/ngrams/books/datasetsv2.html">http://storage.googleapis.com/books/ngrams/books/datasetsv2.html</text:a>)</text:p>
                </text:list-item>
              </text:list>
            </text:list-item>
          </text:list>
        </text:list-item>
      </text:list>
      <text:p text:style-name="P6"><text:tab/><text:tab/><text:tab/><text:tab/></text:p>
      <text:p text:style-name="P6"/>
      <text:list xml:id="list1142974708" text:continue-numbering="true" text:style-name="L3">
        <text:list-item>
          <text:list>
            <text:list-item>
              <text:list>
                <text:list-item>
                  <text:p text:style-name="P7">extract all the noun phrases and named entities 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170649247" text:continue-numbering="true" text:style-name="L3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2T00:55:14</meta:creation-date>
    <dc:date>2013-04-02T15:58:55</dc:date>
    <meta:editing-duration>PT3H4M6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27" meta:word-count="254" meta:character-count="680" meta:non-whitespace-character-count="1270"/>
  </office:meta>
</office:document-meta>
</file>